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variable"/>
    <style:font-face style:name="Liberation Mono1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ans2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xkcd Script" svg:font-family="'xkcd Script'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2cm" svg:stroke-color="#000000" draw:marker-start-width="0.356cm" draw:marker-end-width="0.356cm" draw:fill="solid" draw:fill-color="#87cefa" draw:textarea-horizontal-align="justify" draw:textarea-vertical-align="middle" draw:auto-grow-height="false" fo:min-height="1.313cm" fo:min-width="1.062cm" fo:padding-top="0.176cm" fo:padding-bottom="0.176cm" fo:padding-left="0.301cm" fo:padding-right="0.301cm"/>
    </style:style>
    <style:style style:name="gr2" style:family="graphic" style:parent-style-name="standard">
      <style:graphic-properties svg:stroke-width="0.102cm" svg:stroke-color="#000000" draw:marker-start-width="0.356cm" draw:marker-end-width="0.356cm" draw:fill="solid" draw:fill-color="#87cefa" draw:textarea-horizontal-align="justify" draw:textarea-vertical-align="middle" draw:auto-grow-height="false" fo:min-height="1.313cm" fo:min-width="1.063cm" fo:padding-top="0.176cm" fo:padding-bottom="0.176cm" fo:padding-left="0.301cm" fo:padding-right="0.301cm"/>
    </style:style>
    <style:style style:name="gr3" style:family="graphic" style:parent-style-name="standard">
      <style:graphic-properties svg:stroke-width="0.102cm" svg:stroke-color="#000000" draw:marker-start-width="0.356cm" draw:marker-end-width="0.356cm" draw:fill="solid" draw:fill-color="#7fffd4" draw:textarea-horizontal-align="justify" draw:textarea-vertical-align="middle" draw:auto-grow-height="false" fo:min-height="1.313cm" fo:min-width="1.062cm" fo:padding-top="0.176cm" fo:padding-bottom="0.176cm" fo:padding-left="0.301cm" fo:padding-right="0.301cm"/>
    </style:style>
    <style:style style:name="gr4" style:family="graphic" style:parent-style-name="standard">
      <style:graphic-properties svg:stroke-width="0.102cm" svg:stroke-color="#000000" draw:marker-start-width="0.356cm" draw:marker-end-width="0.356cm" draw:fill="solid" draw:fill-color="#7fffd4" draw:textarea-horizontal-align="justify" draw:textarea-vertical-align="middle" draw:auto-grow-height="false" fo:min-height="1.313cm" fo:min-width="1.063cm" fo:padding-top="0.176cm" fo:padding-bottom="0.176cm" fo:padding-left="0.301cm" fo:padding-right="0.301cm"/>
    </style:style>
    <style:style style:name="gr5" style:family="graphic" style:parent-style-name="standard">
      <style:graphic-properties svg:stroke-width="0.102cm" svg:stroke-color="#000000" draw:marker-start-width="0.356cm" draw:marker-end-width="0.356cm" draw:fill="solid" draw:fill-color="#ffdead" draw:textarea-horizontal-align="justify" draw:textarea-vertical-align="middle" draw:auto-grow-height="false" fo:min-height="1.313cm" fo:min-width="1.062cm" fo:padding-top="0.176cm" fo:padding-bottom="0.176cm" fo:padding-left="0.301cm" fo:padding-right="0.301cm"/>
    </style:style>
    <style:style style:name="gr6" style:family="graphic" style:parent-style-name="standard">
      <style:graphic-properties svg:stroke-width="0.102cm" svg:stroke-color="#000000" draw:marker-start-width="0.356cm" draw:marker-end-width="0.356cm" draw:fill="solid" draw:fill-color="#ffdead" draw:textarea-horizontal-align="justify" draw:textarea-vertical-align="middle" draw:auto-grow-height="false" fo:min-height="1.313cm" fo:min-width="1.063cm" fo:padding-top="0.176cm" fo:padding-bottom="0.176cm" fo:padding-left="0.301cm" fo:padding-right="0.301cm"/>
    </style:style>
    <style:style style:name="gr7" style:family="graphic" style:parent-style-name="standard">
      <style:graphic-properties svg:stroke-width="0.102cm" svg:stroke-color="#000000" draw:marker-start-width="0.356cm" draw:marker-end-width="0.356cm" draw:fill="solid" draw:fill-color="#f08080" draw:textarea-horizontal-align="justify" draw:textarea-vertical-align="middle" draw:auto-grow-height="false" fo:min-height="1.312cm" fo:min-width="1.062cm" fo:padding-top="0.176cm" fo:padding-bottom="0.176cm" fo:padding-left="0.301cm" fo:padding-right="0.301cm"/>
    </style:style>
    <style:style style:name="gr8" style:family="graphic" style:parent-style-name="standard">
      <style:graphic-properties svg:stroke-width="0.102cm" svg:stroke-color="#000000" draw:marker-start-width="0.356cm" draw:marker-end-width="0.356cm" draw:fill="solid" draw:fill-color="#f08080" draw:textarea-horizontal-align="justify" draw:textarea-vertical-align="middle" draw:auto-grow-height="false" fo:min-height="1.312cm" fo:min-width="1.063cm" fo:padding-top="0.176cm" fo:padding-bottom="0.176cm" fo:padding-left="0.301cm" fo:padding-right="0.301cm"/>
    </style:style>
    <style:style style:name="gr9" style:family="graphic" style:parent-style-name="standard">
      <style:graphic-properties svg:stroke-width="0.102cm" svg:stroke-color="#000000" draw:marker-start-width="0.356cm" draw:marker-end-width="0.356cm" draw:fill="solid" draw:fill-color="#87cefa" draw:textarea-horizontal-align="justify" draw:textarea-vertical-align="middle" draw:auto-grow-height="false" fo:min-height="1.371cm" fo:min-width="1.121cm" fo:padding-top="0.176cm" fo:padding-bottom="0.176cm" fo:padding-left="0.301cm" fo:padding-right="0.301cm"/>
    </style:style>
    <style:style style:name="gr10" style:family="graphic" style:parent-style-name="standard">
      <style:graphic-properties svg:stroke-width="0.102cm" svg:stroke-color="#000000" draw:marker-start-width="0.356cm" draw:marker-end-width="0.356cm" draw:fill="solid" draw:fill-color="#7fffd4" draw:textarea-horizontal-align="justify" draw:textarea-vertical-align="middle" draw:auto-grow-height="false" fo:min-height="1.371cm" fo:min-width="1.12cm" fo:padding-top="0.176cm" fo:padding-bottom="0.176cm" fo:padding-left="0.301cm" fo:padding-right="0.301cm"/>
    </style:style>
    <style:style style:name="gr11" style:family="graphic" style:parent-style-name="standard">
      <style:graphic-properties svg:stroke-width="0.102cm" svg:stroke-color="#000000" draw:marker-start-width="0.356cm" draw:marker-end-width="0.356cm" draw:fill="solid" draw:fill-color="#ffdead" draw:textarea-horizontal-align="justify" draw:textarea-vertical-align="middle" draw:auto-grow-height="false" fo:min-height="1.371cm" fo:min-width="1.12cm" fo:padding-top="0.176cm" fo:padding-bottom="0.176cm" fo:padding-left="0.301cm" fo:padding-right="0.301cm"/>
    </style:style>
    <style:style style:name="gr12" style:family="graphic" style:parent-style-name="standard">
      <style:graphic-properties svg:stroke-width="0.102cm" svg:stroke-color="#000000" draw:marker-start-width="0.356cm" draw:marker-end-width="0.356cm" draw:fill="solid" draw:fill-color="#ffdead" draw:textarea-horizontal-align="justify" draw:textarea-vertical-align="middle" draw:auto-grow-height="false" fo:min-height="1.371cm" fo:min-width="1.121cm" fo:padding-top="0.176cm" fo:padding-bottom="0.176cm" fo:padding-left="0.301cm" fo:padding-right="0.301cm"/>
    </style:style>
    <style:style style:name="gr13" style:family="graphic" style:parent-style-name="standard">
      <style:graphic-properties svg:stroke-width="0.102cm" svg:stroke-color="#000000" draw:marker-start-width="0.356cm" draw:marker-end-width="0.356cm" draw:fill="solid" draw:fill-color="#f08080" draw:textarea-horizontal-align="justify" draw:textarea-vertical-align="middle" draw:auto-grow-height="false" fo:min-height="1.371cm" fo:min-width="1.121cm" fo:padding-top="0.176cm" fo:padding-bottom="0.176cm" fo:padding-left="0.301cm" fo:padding-right="0.301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6.167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35cm" fo:min-width="8.473cm"/>
      <style:paragraph-properties style:writing-mode="lr-tb"/>
    </style:style>
    <style:style style:name="gr16" style:family="graphic" style:parent-style-name="objectwithoutfill">
      <style:graphic-properties svg:stroke-width="0.051cm" svg:stroke-color="#000000" draw:marker-start-width="0.279cm" draw:marker-end="Arrowheads_20_1" draw:marker-end-width="0.381cm" draw:fill="none" draw:textarea-vertical-align="middle" fo:padding-top="0.15cm" fo:padding-bottom="0.15cm" fo:padding-left="0.275cm" fo:padding-right="0.275cm"/>
    </style:style>
    <style:style style:name="gr17" style:family="graphic" style:parent-style-name="objectwithoutfill">
      <style:graphic-properties svg:stroke-width="0.051cm" svg:stroke-color="#000000" draw:marker-start-width="0.279cm" draw:marker-end="Arrowheads_20_2" draw:marker-end-width="0.381cm" draw:fill="none" draw:textarea-vertical-align="middle" fo:padding-top="0.15cm" fo:padding-bottom="0.15cm" fo:padding-left="0.275cm" fo:padding-right="0.275cm"/>
    </style:style>
    <style:style style:name="gr18" style:family="graphic" style:parent-style-name="objectwithoutfill">
      <style:graphic-properties svg:stroke-width="0.051cm" svg:stroke-color="#000000" draw:marker-start-width="0.279cm" draw:marker-end="Arrowheads_20_3" draw:marker-end-width="0.381cm" draw:fill="none" draw:textarea-vertical-align="middle" fo:padding-top="0.15cm" fo:padding-bottom="0.15cm" fo:padding-left="0.275cm" fo:padding-right="0.275cm"/>
    </style:style>
    <style:style style:name="gr19" style:family="graphic" style:parent-style-name="objectwithoutfill">
      <style:graphic-properties svg:stroke-width="0.051cm" svg:stroke-color="#000000" draw:marker-start-width="0.279cm" draw:marker-end="Arrowheads_20_4" draw:marker-end-width="0.381cm" draw:fill="none" draw:textarea-vertical-align="middle" fo:padding-top="0.15cm" fo:padding-bottom="0.15cm" fo:padding-left="0.275cm" fo:padding-right="0.275cm"/>
    </style:style>
    <style:style style:name="gr20" style:family="graphic" style:parent-style-name="objectwithoutfill">
      <style:graphic-properties draw:stroke="dash" draw:stroke-dash="Long_20_Dot_20__28_Rounded_29_" svg:stroke-width="0.203cm" svg:stroke-color="#ffdead" draw:marker-start-width="0.508cm" draw:marker-end-width="0.508cm" svg:stroke-linecap="round" draw:fill="none" draw:textarea-vertical-align="middle" fo:padding-top="0.227cm" fo:padding-bottom="0.227cm" fo:padding-left="0.352cm" fo:padding-right="0.352cm"/>
    </style:style>
    <style:style style:name="gr21" style:family="graphic" style:parent-style-name="objectwithoutfill">
      <style:graphic-properties draw:stroke="dash" draw:stroke-dash="Long_20_Dot_20__28_Rounded_29_" svg:stroke-width="0.203cm" svg:stroke-color="#f08080" draw:marker-start-width="0.508cm" draw:marker-end-width="0.508cm" svg:stroke-linecap="round" draw:fill="none" draw:textarea-vertical-align="middle" fo:padding-top="0.226cm" fo:padding-bottom="0.226cm" fo:padding-left="0.351cm" fo:padding-right="0.351cm"/>
    </style:style>
    <style:style style:name="gr22" style:family="graphic" style:parent-style-name="objectwithoutfill">
      <style:graphic-properties draw:stroke="dash" draw:stroke-dash="Long_20_Dot_20__28_Rounded_29_" svg:stroke-width="0.203cm" svg:stroke-color="#7fffd4" draw:marker-start-width="0.508cm" draw:marker-end-width="0.508cm" svg:stroke-linecap="round" draw:fill="none" draw:textarea-vertical-align="middle" fo:padding-top="0.227cm" fo:padding-bottom="0.227cm" fo:padding-left="0.352cm" fo:padding-right="0.352cm"/>
    </style:style>
    <style:style style:name="gr23" style:family="graphic" style:parent-style-name="objectwithoutfill">
      <style:graphic-properties draw:stroke="dash" draw:stroke-dash="Long_20_Dot_20__28_Rounded_29_" svg:stroke-width="0.203cm" svg:stroke-color="#87cefa" draw:marker-start-width="0.508cm" draw:marker-end-width="0.508cm" svg:stroke-linecap="round" draw:fill="none" draw:textarea-vertical-align="middle" fo:padding-top="0.227cm" fo:padding-bottom="0.227cm" fo:padding-left="0.352cm" fo:padding-right="0.352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33cm" fo:min-width="5.919cm"/>
      <style:paragraph-properties style:writing-mode="lr-tb"/>
    </style:style>
    <style:style style:name="gr25" style:family="graphic" style:parent-style-name="objectwithoutfill">
      <style:graphic-properties draw:stroke="solid" draw:stroke-dash="Long_20_Dot_20__28_Rounded_29_" svg:stroke-width="0.051cm" svg:stroke-color="#87cefa" draw:marker-start-width="0.279cm" draw:marker-end-width="0.279cm" svg:stroke-linecap="round" draw:fill="none" draw:textarea-vertical-align="middle" fo:padding-top="0.151cm" fo:padding-bottom="0.151cm" fo:padding-left="0.276cm" fo:padding-right="0.276cm"/>
    </style:style>
    <style:style style:name="gr26" style:family="graphic" style:parent-style-name="objectwithoutfill">
      <style:graphic-properties draw:stroke="solid" draw:stroke-dash="Long_20_Dot_20__28_Rounded_29_" svg:stroke-width="0.051cm" svg:stroke-color="#7fffd4" draw:marker-start-width="0.279cm" draw:marker-end-width="0.279cm" svg:stroke-linecap="round" draw:fill="none" draw:textarea-vertical-align="middle" fo:padding-top="0.151cm" fo:padding-bottom="0.151cm" fo:padding-left="0.276cm" fo:padding-right="0.276cm"/>
    </style:style>
    <style:style style:name="gr27" style:family="graphic" style:parent-style-name="objectwithoutfill">
      <style:graphic-properties draw:stroke="solid" draw:stroke-dash="Long_20_Dot_20__28_Rounded_29_" svg:stroke-width="0.051cm" svg:stroke-color="#f08080" draw:marker-start-width="0.279cm" draw:marker-end-width="0.279cm" svg:stroke-linecap="round" draw:fill="none" draw:textarea-vertical-align="middle" fo:padding-top="0.15cm" fo:padding-bottom="0.15cm" fo:padding-left="0.275cm" fo:padding-right="0.275cm"/>
    </style:style>
    <style:style style:name="gr28" style:family="graphic" style:parent-style-name="objectwithoutfill">
      <style:graphic-properties draw:stroke="solid" draw:stroke-dash="Long_20_Dot_20__28_Rounded_29_" svg:stroke-width="0.051cm" svg:stroke-color="#ffdead" draw:marker-start-width="0.279cm" draw:marker-end-width="0.279cm" svg:stroke-linecap="round" draw:fill="none" draw:textarea-vertical-align="middle" fo:padding-top="0.151cm" fo:padding-bottom="0.151cm" fo:padding-left="0.276cm" fo:padding-right="0.276cm"/>
    </style:style>
    <style:style style:name="gr29" style:family="graphic" style:parent-style-name="objectwithoutfill">
      <style:graphic-properties svg:stroke-width="0.051cm" svg:stroke-color="#000000" draw:marker-start-width="0.279cm" draw:marker-end="Arrowheads_20_5" draw:marker-end-width="0.381cm" draw:fill="none" draw:textarea-vertical-align="middle" fo:padding-top="0.15cm" fo:padding-bottom="0.15cm" fo:padding-left="0.275cm" fo:padding-right="0.275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1cm" fo:min-width="3.431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63cm" fo:min-width="0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465cm" fo:min-width="0cm"/>
      <style:paragraph-properties style:writing-mode="lr-tb"/>
    </style:style>
    <style:style style:name="P1" style:family="paragraph">
      <loext:graphic-properties draw:fill="solid" draw:fill-color="#87cefa"/>
      <style:paragraph-properties fo:text-align="center"/>
    </style:style>
    <style:style style:name="P2" style:family="paragraph">
      <loext:graphic-properties draw:fill="solid" draw:fill-color="#7fffd4"/>
      <style:paragraph-properties fo:text-align="center"/>
    </style:style>
    <style:style style:name="P3" style:family="paragraph">
      <loext:graphic-properties draw:fill="solid" draw:fill-color="#ffdead"/>
      <style:paragraph-properties fo:text-align="center"/>
    </style:style>
    <style:style style:name="P4" style:family="paragraph">
      <loext:graphic-properties draw:fill="solid" draw:fill-color="#f08080"/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  <style:text-properties fo:font-size="24pt" style:font-size-asian="24pt" style:font-size-complex="24pt"/>
    </style:style>
    <style:style style:name="P6" style:family="paragraph">
      <style:paragraph-properties fo:text-align="end"/>
    </style:style>
    <style:style style:name="P7" style:family="paragraph">
      <loext:graphic-properties draw:fill="none" draw:fill-color="#ffffff"/>
      <style:paragraph-properties fo:text-align="end" style:writing-mode="lr-tb"/>
      <style:text-properties fo:font-size="24pt" style:font-size-asian="24pt" style:font-size-complex="24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 draw:fill-color="#ffffff"/>
      <style:paragraph-properties style:writing-mode="lr-tb"/>
      <style:text-properties style:font-name="Liberation Mono1"/>
    </style:style>
    <style:style style:name="P10" style:family="paragraph">
      <loext:graphic-properties draw:fill="none" draw:fill-color="#ffffff"/>
      <style:paragraph-properties fo:text-align="end" style:writing-mode="lr-tb"/>
      <style:text-properties style:font-name="xkcd Script" fo:font-size="20pt" style:font-size-asian="20pt" style:font-size-complex="20pt"/>
    </style:style>
    <style:style style:name="P11" style:family="paragraph">
      <style:paragraph-properties fo:text-align="start"/>
    </style:style>
    <style:style style:name="P12" style:family="paragraph">
      <loext:graphic-properties draw:fill="none" draw:fill-color="#ffffff"/>
      <style:paragraph-properties fo:text-align="start" style:writing-mode="lr-tb"/>
      <style:text-properties style:font-name="xkcd Script" fo:font-size="20pt" style:font-size-asian="20pt" style:font-size-complex="20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style:font-name="Liberation Mono1"/>
    </style:style>
    <style:style style:name="T3" style:family="text">
      <style:text-properties style:font-name="xkcd Script" fo:font-size="20pt" style:font-size-asian="20pt" style:font-size-complex="20pt"/>
    </style:style>
    <style:style style:name="T4" style:family="text">
      <style:text-properties style:font-name="Liberation Mono1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6" draw:id="id6" draw:layer="layout" svg:width="1.664cm" svg:height="1.665cm" svg:x="24.06cm" svg:y="9.4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65cm" svg:height="1.665cm" svg:x="25.72cm" svg:y="9.4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65cm" svg:height="1.665cm" svg:x="27.38cm" svg:y="9.4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65cm" svg:height="1.665cm" svg:x="29.04cm" svg:y="9.4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64cm" svg:height="1.665cm" svg:x="30.701cm" svg:y="9.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xml:id="id4" draw:id="id4" draw:layer="layout" svg:width="1.664cm" svg:height="1.665cm" svg:x="24.06cm" svg:y="11.1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665cm" svg:height="1.665cm" svg:x="25.72cm" svg:y="11.1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665cm" svg:height="1.665cm" svg:x="27.38cm" svg:y="11.1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xml:id="id1" draw:id="id1" draw:layer="layout" svg:width="1.664cm" svg:height="1.665cm" svg:x="24.06cm" svg:y="12.7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1.665cm" svg:height="1.665cm" svg:x="25.72cm" svg:y="12.7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1.665cm" svg:height="1.665cm" svg:x="27.38cm" svg:y="12.7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1.665cm" svg:height="1.665cm" svg:x="29.04cm" svg:y="12.7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1.664cm" svg:height="1.664cm" svg:x="24.06cm" svg:y="14.43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1.665cm" svg:height="1.664cm" svg:x="25.72cm" svg:y="14.43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xml:id="id7" draw:id="id7" draw:layer="layout" svg:width="1.723cm" svg:height="1.723cm" svg:x="13.622cm" svg:y="19.02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1.723cm" svg:height="1.723cm" svg:x="15.34cm" svg:y="19.02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1.723cm" svg:height="1.723cm" svg:x="17.058cm" svg:y="19.02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1.723cm" svg:height="1.723cm" svg:x="18.776cm" svg:y="19.02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1.723cm" svg:height="1.723cm" svg:x="20.494cm" svg:y="19.02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xml:id="id5" draw:id="id5" draw:layer="layout" svg:width="1.722cm" svg:height="1.723cm" svg:x="22.213cm" svg:y="19.02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1.722cm" svg:height="1.723cm" svg:x="23.931cm" svg:y="19.02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1.722cm" svg:height="1.723cm" svg:x="25.649cm" svg:y="19.027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3" xml:id="id2" draw:id="id2" draw:layer="layout" svg:width="1.722cm" svg:height="1.723cm" svg:x="27.367cm" svg:y="19.027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3" draw:layer="layout" svg:width="1.723cm" svg:height="1.723cm" svg:x="29.085cm" svg:y="19.027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3" draw:layer="layout" svg:width="1.723cm" svg:height="1.723cm" svg:x="30.803cm" svg:y="19.027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3" draw:layer="layout" svg:width="1.723cm" svg:height="1.723cm" svg:x="32.521cm" svg:y="19.027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4" xml:id="id3" draw:id="id3" draw:layer="layout" svg:width="1.723cm" svg:height="1.723cm" svg:x="34.239cm" svg:y="19.027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4" draw:layer="layout" svg:width="1.723cm" svg:height="1.723cm" svg:x="35.957cm" svg:y="19.027cm">
          <text:p/>
          <draw:enhanced-geometry svg:viewBox="0 0 21600 21600" draw:type="rectangle" draw:enhanced-path="M 0 0 L 21600 0 21600 21600 0 21600 0 0 Z N"/>
        </draw:custom-shape>
        <draw:frame draw:style-name="gr14" draw:text-style-name="P5" xml:id="id8" draw:id="id8" draw:layer="layout" svg:width="6.667cm" svg:height="1.673cm" svg:x="23.735cm" svg:y="8.245cm">
          <draw:text-box>
            <text:p><text:span text:style-name="T1">Ragged Array</text:span></text:p>
          </draw:text-box>
        </draw:frame>
        <draw:frame draw:style-name="gr15" draw:text-style-name="P7" draw:layer="layout" svg:width="8.973cm" svg:height="2.185cm" svg:x="30.567cm" svg:y="16.76cm">
          <draw:text-box>
            <text:p text:style-name="P6"><text:span text:style-name="T1">Internal representation</text:span></text:p>
            <text:p text:style-name="P6"><text:span text:style-name="T1">in memory</text:span></text:p>
          </draw:text-box>
        </draw:frame>
        <draw:connector draw:style-name="gr16" draw:text-style-name="P8" draw:layer="layout" draw:type="curve" draw:line-skew="-0.452cm" svg:x1="24.06cm" svg:y1="13.602cm" svg:x2="27.367cm" svg:y2="19.888cm" draw:start-shape="id1" draw:start-glue-point="3" draw:end-shape="id2" draw:end-glue-point="3" svg:d="M24060 13602c-1504 0-3158 6286 3307 6286" svg:viewBox="0 0 4676 6287">
          <text:p/>
        </draw:connector>
        <draw:connector draw:style-name="gr17" draw:text-style-name="P8" draw:layer="layout" draw:type="curve" svg:x1="27.385cm" svg:y1="15.463cm" svg:x2="34.239cm" svg:y2="19.888cm" draw:end-shape="id3" draw:end-glue-point="3" svg:d="M27385 15463c4726 0 1300 4425 6854 4425" svg:viewBox="0 0 6855 4426">
          <text:p/>
        </draw:connector>
        <draw:connector draw:style-name="gr18" draw:text-style-name="P8" draw:layer="layout" draw:type="curve" draw:line-skew="-3.733cm" svg:x1="24.06cm" svg:y1="11.942cm" svg:x2="22.213cm" svg:y2="19.888cm" draw:start-shape="id4" draw:start-glue-point="3" draw:end-shape="id5" draw:end-glue-point="3" svg:d="M24060 11942c-9196 0-8273 7946-1847 7946" svg:viewBox="0 0 6788 7947">
          <text:p/>
        </draw:connector>
        <draw:connector draw:style-name="gr19" draw:text-style-name="P8" draw:layer="layout" draw:type="curve" svg:x1="24.06cm" svg:y1="10.282cm" svg:x2="13.622cm" svg:y2="19.888cm" draw:start-shape="id6" draw:start-glue-point="3" draw:end-shape="id7" draw:end-glue-point="3" svg:d="M24060 10282c-16485 0-11266 9606-10438 9606" svg:viewBox="0 0 11874 9607">
          <text:p/>
        </draw:connector>
        <draw:path draw:style-name="gr20" draw:text-style-name="P8" draw:layer="layout" svg:width="6.498cm" svg:height="6.341cm" draw:transform="skewX (0.00017453292519941) rotate (2.73667626712711) translate (15.5061136321957cm 8.51145947603465cm)" svg:viewBox="0 0 6499 6342" svg:d="M4308 4c538-47 954 384 1446 507 505 124 843 642 720 1123-111 442-538 722-971 758-362 31-769-255-1096 231-341 507 483 1085-321 1161-466 45-486-736-890-881-390-139-1019-367-1281 38-359 555 425 704 651 1120 186 340 19 861-489 688-429-147-641-558-1154-461-326 60-901-58-922 395-19 371 271 690 490 984l-103 557-120 118">
          <text:p/>
        </draw:path>
        <draw:path draw:style-name="gr21" draw:text-style-name="P8" draw:layer="layout" svg:width="6.959cm" svg:height="3.01cm" draw:transform="rotate (0.982620368872807) translate (12.3249117192342cm 8.73238093468413cm)" svg:viewBox="0 0 6960 3011" svg:d="M0 281c510-3 980-197 1479-270 451-66 863 180 1123 495 233 285 387 692 261 1071-122 369-679 815-1010 408-430-528 334-839 670-1087 362-268 881-477 1314-235 354 198 784 315 1036 704 220 342 499 823 200 1149-190 206-866 889-897 182-19-467 688-607 1149-652 477-47 1027-142 1435 173l200 131">
          <text:p/>
        </draw:path>
        <draw:path draw:style-name="gr22" draw:text-style-name="P8" draw:layer="layout" svg:width="6.389cm" svg:height="6.076cm" draw:transform="skewX (0.000349065850398816) rotate (0.950680843561311) translate (3.88141483397805cm 9.45962084011915cm)" svg:viewBox="0 0 6390 6077" svg:d="M508 20c511-113 1486 243 806 1237-436 639-1930 410-1031 1469 326 383 754 484 1164 442 544-58 234-877 717-938 392-49 991 342 1013 935 23 609-841 561-425 1075 273 337 888 306 1206-90 248-311-770-2003-124-336 189 486 625 838 886 1295 225 392-639 1352 497 801 404-195 732-523 1097-783l76-54">
          <text:p/>
        </draw:path>
        <draw:path draw:style-name="gr23" draw:text-style-name="P8" draw:layer="layout" svg:width="6.141cm" svg:height="8.148cm" draw:transform="skewX (-3.72145415395008E-017) rotate (2.81992847244724) translate (11.5549086525621cm 10.7201233613973cm)" svg:viewBox="0 0 6142 8149" svg:d="M3302 8149c783-93 1839 169 2361-653 315-497 879-1643 38-1865-366-96-736 165-1110 238-408 79-644 393-1031 475-506 110-883 518-1349 715-240 101-601 834-813 138-101-328-55-793-763-604-578 153-539-810-398-1191 114-306-32-1100 526-903 951 337 2030 234 2856-555 495-472 73-577-10-923-154-650-1035-160-1546-276-419-95 294-1117-69-1101-475 20-862 248-1161 584-381 430-639-222-754-475-189-415 28-864-29-1280-103-735 706-459 893-198l336 218">
          <text:p/>
        </draw:path>
        <draw:frame draw:style-name="gr24" draw:text-style-name="P5" draw:layer="layout" svg:width="6.419cm" svg:height="3.083cm" svg:x="4.392cm" svg:y="3.74cm">
          <draw:text-box>
            <text:p><text:span text:style-name="T1">Example </text:span></text:p>
            <text:p><text:span text:style-name="T1">Lagrangian</text:span></text:p>
            <text:p><text:span text:style-name="T1">data</text:span></text:p>
          </draw:text-box>
        </draw:frame>
        <draw:path draw:style-name="gr25" draw:text-style-name="P8" draw:layer="layout" svg:width="6.141cm" svg:height="8.149cm" draw:transform="skewX (0.000174532925199439) rotate (2.82010300537244) translate (11.5563582759878cm 10.7200631776684cm)" svg:viewBox="0 0 6142 8150" svg:d="M3302 8150c783-93 1839 169 2361-653 315-497 879-1643 38-1865-366-96-736 165-1110 238-408 79-644 393-1031 475-506 109-883 518-1349 714-240 101-601 834-813 139-101-329-55-793-763-605-578 153-539-810-398-1191 114-306-32-1100 526-903 951 337 2030 235 2856-554 495-472 73-577-10-923-154-651-1035-160-1546-277-419-95 294-1116-69-1101-475 20-862 248-1161 584-381 430-639-222-754-475-189-416 28-864-29-1280-103-735 706-459 893-198l336 218">
          <text:p/>
        </draw:path>
        <draw:path draw:style-name="gr26" draw:text-style-name="P8" draw:layer="layout" svg:width="6.39cm" svg:height="6.075cm" draw:transform="skewX (0.000349065850398771) rotate (0.950506310636112) translate (3.8829659107211cm 9.46066865206693cm)" svg:viewBox="0 0 6391 6076" svg:d="M508 20c510-113 1486 243 806 1237-436 639-1931 411-1031 1470 326 382 754 483 1164 441 545-58 234-877 717-938 392-49 991 341 1014 934 22 610-842 562-426 1076 273 336 889 306 1206-91 248-311-770-2003-124-335 189 486 626 838 887 1294 225 392-640 1352 497 801 403-195 732-523 1096-783l77-54">
          <text:p/>
        </draw:path>
        <draw:path draw:style-name="gr27" draw:text-style-name="P8" draw:layer="layout" svg:width="6.959cm" svg:height="3.01cm" draw:transform="rotate (0.982620368872807) translate (12.3249117192342cm 8.73238093468413cm)" svg:viewBox="0 0 6960 3011" svg:d="M0 281c510-3 980-197 1479-270 451-66 863 180 1123 495 233 285 387 692 261 1071-122 369-679 815-1010 408-430-528 334-839 670-1087 362-268 881-477 1314-235 354 198 784 315 1036 704 220 342 499 823 200 1149-190 206-866 889-897 182-19-467 688-607 1149-652 477-47 1027-142 1435 173l200 131">
          <text:p/>
        </draw:path>
        <draw:path draw:style-name="gr28" draw:text-style-name="P8" draw:layer="layout" svg:width="6.498cm" svg:height="6.341cm" draw:transform="skewX (0.000174532925199478) rotate (2.73667626712711) translate (15.507543570324cm 8.51145963468966cm)" svg:viewBox="0 0 6499 6342" svg:d="M4308 4c538-47 953 384 1445 507 505 124 844 642 721 1123-112 442-539 722-972 758-360 31-767-255-1095 231-340 507 483 1085-321 1161-467 45-485-736-890-881-390-139-1019-367-1280 38-361 555 424 704 650 1120 186 340 19 861-490 688-428-147-640-558-1153-461-326 60-901-58-922 395-18 371 270 690 490 984l-103 557-119 118">
          <text:p/>
        </draw:path>
        <draw:connector draw:style-name="gr29" draw:text-style-name="P8" draw:layer="layout" draw:type="curve" draw:line-skew="-0.617cm" svg:x1="18.791cm" svg:y1="5.663cm" svg:x2="27.068cm" svg:y2="8.245cm" draw:end-shape="id8" draw:end-glue-point="0" svg:d="M18791 5663c0 636 8277-655 8277 2582" svg:viewBox="0 0 8278 2583">
          <text:p/>
        </draw:connector>
        <draw:frame draw:style-name="gr30" draw:text-style-name="P9" draw:layer="layout" svg:width="3.931cm" svg:height="0.971cm" svg:x="13.297cm" svg:y="20.752cm">
          <draw:text-box>
            <text:p><text:span text:style-name="T2">rowsize=5</text:span></text:p>
          </draw:text-box>
        </draw:frame>
        <draw:frame draw:style-name="gr30" draw:text-style-name="P9" draw:layer="layout" svg:width="3.931cm" svg:height="0.971cm" svg:x="21.898cm" svg:y="20.753cm">
          <draw:text-box>
            <text:p><text:span text:style-name="T2">rowsize=3</text:span></text:p>
          </draw:text-box>
        </draw:frame>
        <draw:frame draw:style-name="gr30" draw:text-style-name="P9" draw:layer="layout" svg:width="3.931cm" svg:height="0.971cm" svg:x="27.099cm" svg:y="20.754cm">
          <draw:text-box>
            <text:p><text:span text:style-name="T2">rowsize=4</text:span></text:p>
          </draw:text-box>
        </draw:frame>
        <draw:frame draw:style-name="gr30" draw:text-style-name="P9" draw:layer="layout" svg:width="3.931cm" svg:height="0.971cm" svg:x="33.9cm" svg:y="20.755cm">
          <draw:text-box>
            <text:p><text:span text:style-name="T2">rowsize=2</text:span></text:p>
          </draw:text-box>
        </draw:frame>
        <draw:frame draw:style-name="gr31" draw:text-style-name="P10" draw:layer="layout" svg:width="16.238cm" svg:height="2.113cm" svg:x="20.892cm" svg:y="4.687cm">
          <draw:text-box>
            <text:p text:style-name="P6"><text:span text:style-name="T3">Read the Lagrangian data from a custom format</text:span></text:p>
            <text:p text:style-name="P6"><text:span text:style-name="T3">and store it as a ragged array</text:span></text:p>
          </draw:text-box>
        </draw:frame>
        <draw:frame draw:style-name="gr32" draw:text-style-name="P12" draw:layer="layout" svg:width="11.123cm" svg:height="5.715cm" svg:x="1.507cm" svg:y="12.677cm">
          <draw:text-box>
            <text:p text:style-name="P11"><text:span text:style-name="T3">Internally, a ragged array dataset</text:span></text:p>
            <text:p text:style-name="P11"><text:span text:style-name="T3">is stored as a 1-d array</text:span></text:p>
            <text:p text:style-name="P11"><text:span text:style-name="T3">and we keep track of the length</text:span></text:p>
            <text:p text:style-name="P11"><text:span text:style-name="T3">of each contiguous segment (</text:span><text:span text:style-name="T4">rowsize</text:span><text:span text:style-name="T3">) to allow random access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variable"/>
    <style:font-face style:name="Liberation Mono1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ans2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xkcd Script" svg:font-family="'xkcd Script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stroke-dash draw:name="Long_20_Dot_20__28_Rounded_29_" draw:display-name="Long Dot (Rounded)" draw:style="round" draw:dots1="1" draw:dots1-length="1%" draw:distance="3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0.64cm" fo:page-height="22.8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6-20T12:29:40.815339700</meta:creation-date>
    <dc:date>2023-06-23T16:09:21.065617565</dc:date>
    <meta:editing-duration>PT4H10M37S</meta:editing-duration>
    <meta:editing-cycles>16</meta:editing-cycles>
    <meta:generator>LibreOffice/7.3.7.2$Linux_X86_64 LibreOffice_project/30$Build-2</meta:generator>
    <meta:document-statistic meta:object-count="50"/>
  </office:meta>
</office:document-meta>
</file>